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n-us</text:p>
          </table:table-cell>
          <table:table-cell office:value-type="string">
            <text:p>ru</text:p>
          </table:table-cell>
        </table:table-row>
        <table:table-row table:style-name="ro1">
          <table:table-cell office:value-type="string">
            <text:p>Home_title_key</text:p>
          </table:table-cell>
          <table:table-cell office:value-type="string">
            <text:p>Animal trail</text:p>
          </table:table-cell>
          <table:table-cell office:value-type="string">
            <text:p>Звериная тропа</text:p>
          </table:table-cell>
        </table:table-row>
        <table:table-row table:style-name="ro1">
          <table:table-cell office:value-type="string">
            <text:p>Home_start_button_key</text:p>
          </table:table-cell>
          <table:table-cell office:value-type="string">
            <text:p>start</text:p>
          </table:table-cell>
          <table:table-cell office:value-type="string">
            <text:p>старт</text:p>
          </table:table-cell>
        </table:table-row>
        <table:table-row table:style-name="ro1">
          <table:table-cell office:value-type="string">
            <text:p>Home_rating_button_key</text:p>
          </table:table-cell>
          <table:table-cell office:value-type="string">
            <text:p>records</text:p>
          </table:table-cell>
          <table:table-cell office:value-type="string">
            <text:p>рекорды</text:p>
          </table:table-cell>
        </table:table-row>
        <table:table-row table:style-name="ro1">
          <table:table-cell office:value-type="string">
            <text:p>Home_settings_button_key</text:p>
          </table:table-cell>
          <table:table-cell office:value-type="string">
            <text:p>settings</text:p>
          </table:table-cell>
          <table:table-cell office:value-type="string">
            <text:p>настройки</text:p>
          </table:table-cell>
        </table:table-row>
        <table:table-row table:style-name="ro1">
          <table:table-cell office:value-type="string">
            <text:p>Record_title_key</text:p>
          </table:table-cell>
          <table:table-cell office:value-type="string">
            <text:p>Top records</text:p>
          </table:table-cell>
          <table:table-cell office:value-type="string">
            <text:p>Топ рекордов</text:p>
          </table:table-cell>
        </table:table-row>
        <table:table-row table:style-name="ro1">
          <table:table-cell office:value-type="string">
            <text:p>Pause_continue_button_key</text:p>
          </table:table-cell>
          <table:table-cell office:value-type="string">
            <text:p>continue</text:p>
          </table:table-cell>
          <table:table-cell office:value-type="string">
            <text:p>продолжить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7">07.04.2023</text:date>, <text:time>23:47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 Прокопас</meta:initial-creator>
    <meta:creation-date>2023-04-07T18:20:55.31</meta:creation-date>
    <dc:date>2023-04-07T23:47:33.33</dc:date>
    <dc:creator>Анна Прокопас</dc:creator>
    <meta:editing-duration>PT6M24S</meta:editing-duration>
    <meta:editing-cycles>1</meta:editing-cycles>
    <meta:document-statistic meta:table-count="3" meta:cell-count="21" meta:object-count="0"/>
    <meta:generator>OpenOffice/4.1.12$Win32 OpenOffice.org_project/4112m1$Build-9809</meta:generator>
  </office:meta>
</office:document-meta>
</file>